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8.7pt" svg:height="346.05pt" svg:x="1010.66pt" svg:y="383.98pt">
            <draw:object draw:notify-on-update-of-ranges="Sheet1.A4:Sheet1.A5 Sheet1.B1:Sheet1.B1 Sheet1.B4:Sheet1.B5 Sheet1.C1:Sheet1.C1 Sheet1.C4:Sheet1.C5 Sheet1.G1:Sheet1.G1 Sheet1.G4:Sheet1.G5 Sheet1.H1:Sheet1.H1 Sheet1.H4:Sheet1.H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64.14pt" svg:height="361.08pt" svg:x="1005.99pt" svg:y="15.82pt">
            <draw:object draw:notify-on-update-of-ranges="Sheet1.A2:Sheet1.A3 Sheet1.B1:Sheet1.B1 Sheet1.B2:Sheet1.B3 Sheet1.C1:Sheet1.C1 Sheet1.C2:Sheet1.C3 Sheet1.G1:Sheet1.G1 Sheet1.G2:Sheet1.G3 Sheet1.H1:Sheet1.H1 Sheet1.H2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35.51pt" svg:height="367.43pt" svg:x="1377.13pt" svg:y="14.31pt">
            <draw:object draw:notify-on-update-of-ranges="Sheet1.B1:Sheet1.H1 Sheet1.A6:Sheet1.A6 Sheet1.B6:Sheet1.H6 Sheet1.B10:Sheet1.H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46.67" calcext:value-type="float">
            <text:p>46.7</text:p>
          </table:table-cell>
          <table:table-cell table:style-name="ce1" office:value-type="float" office:value="38.48" calcext:value-type="float">
            <text:p>38.5</text:p>
          </table:table-cell>
          <table:table-cell table:style-name="ce1" office:value-type="float" office:value="51.82" calcext:value-type="float">
            <text:p>51.8</text:p>
          </table:table-cell>
          <table:table-cell table:style-name="ce1" office:value-type="float" office:value="51.78" calcext:value-type="float">
            <text:p>51.8</text:p>
          </table:table-cell>
          <table:table-cell table:style-name="ce1" office:value-type="float" office:value="39.58" calcext:value-type="float">
            <text:p>39.6</text:p>
          </table:table-cell>
          <table:table-cell table:style-name="ce1" office:value-type="float" office:value="42.75" calcext:value-type="float">
            <text:p>42.8</text:p>
          </table:table-cell>
          <table:table-cell table:style-name="ce1" office:value-type="float" office:value="46.3" calcext:value-type="float">
            <text:p>46.3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15.02" calcext:value-type="float">
            <text:p>15.0</text:p>
          </table:table-cell>
          <table:table-cell table:style-name="ce1" office:value-type="float" office:value="12.35" calcext:value-type="float">
            <text:p>12.4</text:p>
          </table:table-cell>
          <table:table-cell table:style-name="ce1" office:value-type="float" office:value="12.48" calcext:value-type="float">
            <text:p>12.5</text:p>
          </table:table-cell>
          <table:table-cell table:style-name="ce1" office:value-type="float" office:value="11.81" calcext:value-type="float">
            <text:p>11.8</text:p>
          </table:table-cell>
          <table:table-cell table:style-name="ce1" office:value-type="float" office:value="11.92" calcext:value-type="float">
            <text:p>11.9</text:p>
          </table:table-cell>
          <table:table-cell table:style-name="ce1" office:value-type="float" office:value="13.71" calcext:value-type="float">
            <text:p>13.7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0.39" calcext:value-type="float">
            <text:p>0.39</text:p>
          </table:table-cell>
          <table:table-cell office:value-type="float" office:value="-0.19" calcext:value-type="float">
            <text:p>-0.19</text:p>
          </table:table-cell>
          <table:table-cell office:value-type="float" office:value="0.27" calcext:value-type="float">
            <text:p>0.27</text:p>
          </table:table-cell>
          <table:table-cell office:value-type="float" office:value="2.73" calcext:value-type="float">
            <text:p>2.7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float" office:value="894" calcext:value-type="float">
            <text:p>894</text:p>
          </table:table-cell>
          <table:table-cell office:value-type="float" office:value="201" calcext:value-type="float">
            <text:p>201</text:p>
          </table:table-cell>
          <table:table-cell office:value-type="float" office:value="344" calcext:value-type="float">
            <text:p>344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omp time local planner 1 iteration in ms</text:p>
          </table:table-cell>
          <table:table-cell office:value-type="float" office:value="1.77" calcext:value-type="float">
            <text:p>1.77</text:p>
          </table:table-cell>
          <table:table-cell office:value-type="float" office:value="5.7" calcext:value-type="float">
            <text:p>5.7</text:p>
          </table:table-cell>
          <table:table-cell office:value-type="float" office:value="68.57" calcext:value-type="float">
            <text:p>68.57</text:p>
          </table:table-cell>
          <table:table-cell office:value-type="float" office:value="2.01" calcext:value-type="float">
            <text:p>2.01</text:p>
          </table:table-cell>
          <table:table-cell office:value-type="float" office:value="13.67" calcext:value-type="float">
            <text:p>13.67</text:p>
          </table:table-cell>
          <table:table-cell office:value-type="float" office:value="4.92" calcext:value-type="float">
            <text:p>4.9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5"/>
          <table:table-cell office:value-type="string" calcext:value-type="string">
            <text:p>0.17-0.83</text:p>
          </table:table-cell>
          <table:table-cell office:value-type="string" calcext:value-type="string">
            <text:p>0.77-0.23</text:p>
          </table:table-cell>
        </table:table-row>
        <table:table-row table:style-name="ro1">
          <table:table-cell/>
          <table:table-cell table:formula="of:=ORG.LIBREOFFICE.COLOR(0;0;255;0)" office:value-type="float" office:value="255" calcext:value-type="float">
            <text:p>255</text:p>
          </table:table-cell>
          <table:table-cell table:formula="of:=ORG.LIBREOFFICE.COLOR(255;0;0;0)" office:value-type="float" office:value="16711680" calcext:value-type="float">
            <text:p>16711680</text:p>
          </table:table-cell>
          <table:table-cell table:number-columns-repeated="3"/>
          <table:table-cell table:formula="of:=ORG.LIBREOFFICE.COLOR(255;255;0;0)" office:value-type="float" office:value="16776960" calcext:value-type="float">
            <text:p>16776960</text:p>
          </table:table-cell>
          <table:table-cell table:formula="of:=ORG.LIBREOFFICE.COLOR(0;255;0;0)" office:value-type="float" office:value="65280" calcext:value-type="float">
            <text:p>65280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8:14:42.112395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0T18:15:45.988793096</dc:date>
    <meta:editing-duration>PT1H42M59S</meta:editing-duration>
    <meta:editing-cycles>9</meta:editing-cycles>
    <meta:generator>LibreOffice/6.0.7.3$Linux_X86_64 LibreOffice_project/00m0$Build-3</meta:generator>
    <meta:document-statistic meta:table-count="1" meta:cell-count="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47cm" svg:height="12.739cm" xlink:href=".." xlink:type="simple" chart:class="chart:bar" chart:style-name="ch1">
        <chart:legend chart:legend-position="end" svg:x="9.023cm" svg:y="5.323cm" style:legend-expansion="high" chart:style-name="ch2"/>
        <chart:plot-area chart:style-name="ch3" table:cell-range-address="Sheet1.A2:Sheet1.C3 Sheet1.B1:Sheet1.C1 Sheet1.G1:Sheet1.H3" chart:data-source-has-labels="both" svg:x="0.256cm" svg:y="0.254cm" svg:width="8.511cm" svg:height="12.231cm">
          <chartooo:coordinate-region svg:x="0.983cm" svg:y="0.454cm" svg:width="7.784cm" svg:height="11.38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G2:Sheet1.G3" chart:label-cell-address="Sheet1.G1:Sheet1.G1" chart:class="chart:bar">
            <chart:data-point chart:repeated="2"/>
          </chart:series>
          <chart:series chart:style-name="ch10" chart:values-cell-range-address="Sheet1.H2:Sheet1.H3" chart:label-cell-address="Sheet1.H1:Sheet1.H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89">
                <text:p>0.89</text:p>
                <draw:g>
                  <svg:desc>Sheet1.B2:Sheet1.B3</svg:desc>
                </draw:g>
              </table:table-cell>
              <table:table-cell office:value-type="float" office:value="0.85">
                <text:p>0.85</text:p>
                <draw:g>
                  <svg:desc>Sheet1.C2:Sheet1.C3</svg:desc>
                </draw:g>
              </table:table-cell>
              <table:table-cell office:value-type="float" office:value="1">
                <text:p>1</text:p>
                <draw:g>
                  <svg:desc>Sheet1.G2:Sheet1.G3</svg:desc>
                </draw:g>
              </table:table-cell>
              <table:table-cell office:value-type="float" office:value="0.96">
                <text:p>0.96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37cm" svg:height="12.963cm" xlink:href=".." xlink:type="simple" chart:class="chart:bar" chart:style-name="ch1">
        <chart:legend chart:legend-position="end" svg:x="10.077cm" svg:y="6.182cm" style:legend-expansion="high" chart:style-name="ch2"/>
        <chart:plot-area chart:style-name="ch3" table:cell-range-address="Sheet1.B1:Sheet1.H1 Sheet1.A6:Sheet1.H6 Sheet1.B10:Sheet1.H10" chart:data-source-has-labels="both" svg:x="0.236cm" svg:y="0.259cm" svg:width="9.605cm" svg:height="12.445cm">
          <chartooo:coordinate-region svg:x="1.069cm" svg:y="0.259cm" svg:width="8.772cm" svg:height="11.26cm"/>
          <chart:axis chart:dimension="x" chart:name="primary-x" chart:style-name="ch4" chartooo:axis-type="auto">
            <chartooo:date-scale/>
            <chart:categories table:cell-range-address="Sheet1.B1:Sheet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H6" chart:label-cell-address="Sheet1.A6:Sheet1.A6" chart:class="chart:bar">
            <chart:data-point chart:repeated="7"/>
            <loext:propertry-mapping loext:property="FillColor" loext:cell-range-address="Sheet1.B10:Sheet1.H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H1</svg:desc>
                </draw:g>
              </table:table-cell>
              <table:table-cell office:value-type="string">
                <text:p>teb</text:p>
              </table:table-cell>
              <table:table-cell office:value-type="string">
                <text:p>mpc</text:p>
              </table:table-cell>
              <table:table-cell office:value-type="string">
                <text:p>rlca</text:p>
              </table:table-cell>
              <table:table-cell office:value-type="string">
                <text:p>dwa</text:p>
              </table:table-cell>
              <table:table-cell office:value-type="string">
                <text:p>simple all in one</text:p>
              </table:table-cell>
              <table:table-cell office:value-type="string">
                <text:p>all in one rule06 nn2</text:p>
              </table:table-cell>
            </table:table-row>
          </table:table-header-rows>
          <table:table-rows>
            <table:table-row>
              <table:table-cell office:value-type="string">
                <text:p>reward</text:p>
                <draw:g>
                  <svg:desc>Sheet1.A6:Sheet1.A6</svg:desc>
                </draw:g>
              </table:table-cell>
              <table:table-cell office:value-type="float" office:value="2.04">
                <text:p>2.04</text:p>
                <draw:g>
                  <svg:desc>Sheet1.B6:Sheet1.H6</svg:desc>
                </draw:g>
              </table:table-cell>
              <table:table-cell office:value-type="float" office:value="1.97">
                <text:p>1.97</text:p>
              </table:table-cell>
              <table:table-cell office:value-type="float" office:value="0.39">
                <text:p>0.39</text:p>
              </table:table-cell>
              <table:table-cell office:value-type="float" office:value="-0.19">
                <text:p>-0.19</text:p>
              </table:table-cell>
              <table:table-cell office:value-type="float" office:value="0.27">
                <text:p>0.27</text:p>
              </table:table-cell>
              <table:table-cell office:value-type="float" office:value="2.73">
                <text:p>2.7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Sheet1.B10:Sheet1.H10</svg:desc>
                </draw:g>
              </table:table-cell>
              <table:table-cell office:value-type="float" office:value="16711680">
                <text:p>1671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6960">
                <text:p>16776960</text:p>
              </table:table-cell>
              <table:table-cell office:value-type="float" office:value="65280">
                <text:p>65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5cm" svg:height="12.209cm" xlink:href=".." xlink:type="simple" chart:class="chart:bar" chart:style-name="ch1">
        <chart:legend chart:legend-position="end" svg:x="8.831cm" svg:y="5.058cm" style:legend-expansion="high" chart:style-name="ch2"/>
        <chart:plot-area chart:style-name="ch3" table:cell-range-address="Sheet1.A4:Sheet1.C5 Sheet1.B1:Sheet1.C1 Sheet1.G1:Sheet1.H1 Sheet1.G4:Sheet1.H5" chart:data-source-has-labels="both" svg:x="0.253cm" svg:y="0.244cm" svg:width="8.325cm" svg:height="11.721cm">
          <chartooo:coordinate-region svg:x="1.165cm" svg:y="0.443cm" svg:width="7.413cm" svg:height="10.875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G4:Sheet1.G5" chart:label-cell-address="Sheet1.G1:Sheet1.G1" chart:class="chart:bar">
            <chart:data-point chart:repeated="2"/>
          </chart:series>
          <chart:series chart:style-name="ch10" chart:values-cell-range-address="Sheet1.H4:Sheet1.H5" chart:label-cell-address="Sheet1.H1:Sheet1.H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46.67">
                <text:p>46.67</text:p>
                <draw:g>
                  <svg:desc>Sheet1.B4:Sheet1.B5</svg:desc>
                </draw:g>
              </table:table-cell>
              <table:table-cell office:value-type="float" office:value="38.48">
                <text:p>38.48</text:p>
                <draw:g>
                  <svg:desc>Sheet1.C4:Sheet1.C5</svg:desc>
                </draw:g>
              </table:table-cell>
              <table:table-cell office:value-type="float" office:value="42.75">
                <text:p>42.75</text:p>
                <draw:g>
                  <svg:desc>Sheet1.G4:Sheet1.G5</svg:desc>
                </draw:g>
              </table:table-cell>
              <table:table-cell office:value-type="float" office:value="46.3">
                <text:p>46.3</text:p>
                <draw:g>
                  <svg:desc>Sheet1.H4:Sheet1.H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15.02">
                <text:p>15.02</text:p>
              </table:table-cell>
              <table:table-cell office:value-type="float" office:value="12.35">
                <text:p>12.35</text:p>
              </table:table-cell>
              <table:table-cell office:value-type="float" office:value="13.71">
                <text:p>13.71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